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Numbering_20_4"/>
    <style:style style:name="P2" style:family="paragraph" style:parent-style-name="Standard">
      <style:text-properties officeooo:rsid="00020b5a" officeooo:paragraph-rsid="001bbab4"/>
    </style:style>
    <style:style style:name="P3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officeooo:rsid="00020b5a" officeooo:paragraph-rsid="001bbab4"/>
    </style:style>
    <style:style style:name="P4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bbab4"/>
    </style:style>
    <style:style style:name="T1" style:family="text">
      <style:text-properties officeooo:rsid="00020b5a"/>
    </style:style>
    <text:list-style style:name="L1">
      <text:list-level-style-number text:level="1" style:num-suffix="." style:num-format="I" text:start-value="4">
        <style:list-level-properties text:list-level-position-and-space-mode="label-alignment">
          <style:list-level-label-alignment text:label-followed-by="listtab" text:list-tab-stop-position="0.2in" fo:text-indent="-0.1598in" fo:margin-left="0.15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5856726813613406" text:style-name="Numbering_20_4">
        <text:list-item>
          <text:p text:style-name="P1">A list item</text:p>
        </text:list-item>
        <text:list-item>
          <text:p text:style-name="P1">A second</text:p>
        </text:list-item>
        <text:list-item>
          <text:p text:style-name="P1">A third</text:p>
          <text:list>
            <text:list-item>
              <text:p text:style-name="P1">New level!</text:p>
              <text:list>
                <text:list-item>
                  <text:p text:style-name="P1">And another!</text:p>
                </text:list-item>
                <text:list-item>
                  <text:p text:style-name="P1">It's great up here!</text:p>
                </text:list-item>
              </text:list>
            </text:list-item>
            <text:list-item>
              <text:p text:style-name="P1">Oh noes</text:p>
            </text:list-item>
            <text:list-item>
              <text:p text:style-name="P1">We fell!</text:p>
            </text:list-item>
          </text:list>
        </text:list-item>
        <text:list-item>
          <text:p text:style-name="P1">Maybe someone</text:p>
        </text:list-item>
        <text:list-item>
          <text:p text:style-name="P1">Pushed us?</text:p>
        </text:list-item>
      </text:list>
      <text:p text:style-name="P2"/>
      <text:list xml:id="list1255812504585267892" text:style-name="L1">
        <text:list-item>
          <text:p text:style-name="P4"><text:span text:style-name="T1">Start new list, but a different starting point.</text:span></text:p>
        </text:list-item>
        <text:list-item>
          <text:p text:style-name="P3">Because we c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6-10-14T13:42:16.602704721</dc:date>
    <meta:editing-duration>PT20M52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1" meta:paragraph-count="12" meta:word-count="46" meta:character-count="200" meta:non-whitespace-character-count="178"/>
  </office:meta>
</office:document-meta>
</file>